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ＭＳ ゴシック" svg:font-family="'ＭＳ ゴシック'" style:font-family-generic="system" style:font-pitch="variable"/>
  </office:font-face-decls>
  <office:automatic-styles>
    <style:style style:name="P1" style:family="paragraph" style:parent-style-name="List_20_Paragraph">
      <style:paragraph-properties fo:margin-left="0cm" fo:margin-right="0cm" fo:text-indent="0cm" style:auto-text-indent="false"/>
      <style:text-properties style:font-name="Calibri" officeooo:paragraph-rsid="00071dbf"/>
    </style:style>
    <style:style style:name="P2" style:family="paragraph" style:parent-style-name="List_20_Paragraph" style:list-style-name="WWNum1">
      <style:text-properties style:font-name="Calibri" officeooo:paragraph-rsid="00071dbf"/>
    </style:style>
    <style:style style:name="P3" style:family="paragraph" style:parent-style-name="List_20_Paragraph" style:list-style-name="WWNum26">
      <style:text-properties style:font-name="Calibri" officeooo:paragraph-rsid="00071dbf"/>
    </style:style>
    <style:style style:name="P4" style:family="paragraph" style:parent-style-name="List_20_Paragraph" style:list-style-name="WWNum26">
      <style:text-properties officeooo:paragraph-rsid="00071dbf"/>
    </style:style>
    <style:style style:name="P5" style:family="paragraph" style:parent-style-name="List_20_Paragraph" style:list-style-name="WWNum1">
      <style:paragraph-properties fo:margin-left="0.63cm" fo:margin-right="0cm" fo:text-indent="0cm" style:auto-text-indent="false"/>
      <style:text-properties style:font-name="Calibri" officeooo:paragraph-rsid="00071dbf"/>
    </style:style>
    <style:style style:name="P6" style:family="paragraph" style:parent-style-name="Standard">
      <style:paragraph-properties fo:margin-left="0.63cm" fo:margin-right="0cm" fo:margin-top="0cm" fo:margin-bottom="0.353cm" loext:contextual-spacing="true" fo:text-indent="0cm" style:auto-text-indent="false"/>
      <style:text-properties style:font-name="Calibri" officeooo:paragraph-rsid="00071dbf"/>
    </style:style>
    <style:style style:name="P7" style:family="paragraph" style:parent-style-name="Standard">
      <style:paragraph-properties fo:margin-left="0.63cm" fo:margin-right="0cm" fo:margin-top="0cm" fo:margin-bottom="0.353cm" loext:contextual-spacing="true" fo:text-indent="0cm" style:auto-text-indent="false"/>
      <style:text-properties officeooo:paragraph-rsid="00071dbf"/>
    </style:style>
    <style:style style:name="P8" style:family="paragraph" style:parent-style-name="Standard">
      <style:paragraph-properties fo:margin-left="0.63cm" fo:margin-right="0cm" fo:margin-top="0cm" fo:margin-bottom="0cm" loext:contextual-spacing="true" fo:text-indent="0cm" style:auto-text-indent="false"/>
      <style:text-properties style:font-name="Calibri" officeooo:paragraph-rsid="00071dbf"/>
    </style:style>
    <style:style style:name="P9" style:family="paragraph" style:parent-style-name="Standard">
      <style:paragraph-properties fo:margin-left="0.635cm" fo:margin-right="0cm" fo:margin-top="0cm" fo:margin-bottom="0cm" loext:contextual-spacing="false" fo:text-indent="0cm" style:auto-text-indent="false"/>
      <style:text-properties style:font-name="Calibri" officeooo:paragraph-rsid="00071dbf"/>
    </style:style>
    <style:style style:name="P10" style:family="paragraph" style:parent-style-name="Standard">
      <style:paragraph-properties fo:margin-left="0.635cm" fo:margin-right="0cm" fo:text-indent="0cm" style:auto-text-indent="false"/>
      <style:text-properties style:font-name="Calibri" officeooo:paragraph-rsid="00071dbf"/>
    </style:style>
    <style:style style:name="P11" style:family="paragraph" style:parent-style-name="Heading_20_3">
      <style:text-properties fo:font-size="12pt" officeooo:paragraph-rsid="00071dbf" style:font-size-asian="12pt" style:font-size-complex="12pt"/>
    </style:style>
    <style:style style:name="T1" style:family="text">
      <style:text-properties style:font-name="Calibri"/>
    </style:style>
    <style:style style:name="T2" style:family="text">
      <style:text-properties style:font-name="Calibri" fo:font-weight="bold" style:font-weight-asian="bold"/>
    </style:style>
    <style:style style:name="T3" style:family="text">
      <style:text-properties style:text-position="super 58%" style:font-name="Calibri"/>
    </style:style>
    <style:style style:name="T4" style:family="text">
      <style:text-properties fo:color="#222222" style:font-name="Calibri" fo:background-color="#ffffff"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3"><text:bookmark-start text:name="_Toc463425273"/>3.1.2.<text:tab/>Prototipagem da automação, <text:s/>protocolos de comunicação e interface com o usuário.<text:bookmark-end text:name="_Toc463425273"/></text:h>
      <text:p text:style-name="P6">Os processos de automação têm por finalidade automatizar atividades, diminuindo o mais possível, ou pelo menos orientando, a interferência ou o trabalho humano em suas execuções. No caso de sistemas aquapônicos, a automação visa à execução de tarefas que dizem respeito à:</text:p>
      <text:list xml:id="list5833727241671065952" text:style-name="WWNum1">
        <text:list-item>
          <text:p text:style-name="P5">Leitura de parâmetros da qualidade da água;</text:p>
        </text:list-item>
        <text:list-item>
          <text:p text:style-name="P5">Conversão de dados para as unidades conhecidas de leitura para os parâmtetros;</text:p>
        </text:list-item>
        <text:list-item>
          <text:p text:style-name="P5">Tomadas de decisão, a partir de valores destes parâmetros;</text:p>
        </text:list-item>
        <text:list-item>
          <text:p text:style-name="P5">Acionamento de atuadores para alimentação dos peixes e correções de pH;</text:p>
        </text:list-item>
        <text:list-item>
          <text:p text:style-name="P5">Transmissão de dados via aplicação web;</text:p>
        </text:list-item>
        <text:list-item>
          <text:p text:style-name="P5">Alerta via web para a existência de condições anormais;</text:p>
        </text:list-item>
        <text:list-item>
          <text:p text:style-name="P5">Crescimento das plantas.</text:p>
        </text:list-item>
      </text:list>
      <text:p text:style-name="P7"><text:span text:style-name="T1">O conjunto de dispositivos de automação integrados funcionarão embarcados no sistema aquapônico. A leitura de parâmetros físicos e químicos de qualidade da água se dará por intermédio de sensores. Os sensores captam os parâmetros, geram os valores destes parâmetros e os transmitem em forma analógica ou digital para um </text:span><text:span text:style-name="T2">dispositivo gerenciador ou placa gerenciadora do sistema</text:span><text:span text:style-name="T1"> que, por sua vez, realiza as conversões de dados para as unidades conhecidas e utiliza tais informações para a tomada de decisões acerca de qual procedimento adotar, uma vez atingidos limites pré-estabelecidos por este mesmo usuário. Os dados também serão transmitidos ao usuário via aplicação web.</text:span></text:p>
      <text:p text:style-name="P6">O conjunto de procedimentos a adotar, a partir das leituras e conversões de dados, envolverá mecanismos de correção de pH e alertas ao usuário remotamente acerca de condições do sistema aquapônico que necessitem outras intervenções. A placa gerenciadora também comandará periodicamente o mecanismo atuador de alimentação de peixes. </text:p>
      <text:p text:style-name="P7"><text:span text:style-name="T1">A placa gerenciadora consiste em um microcontrolador, associado a portas digitais e analógicas de entrada e saída de dados. Além disso, contem entrada de energia externa e comunicação, através de cabo físico e/ou por wi-fi. Dentro do microcontrolador fica residente o programa computacional que irá conter todas as instruções de recepção, processamento, conversão de dados, além das instruções para a ação dos atuadores, a partir de algoritmos de tomadas de decisão. Também será programada a emissão de dados para aplicações web externas.</text:span></text:p>
      <text:p text:style-name="P6">A alimentação dos peixes ocorrerá em intervalos de tempo escolhidos pelo usuário e executada pelo dispositivo gerenciador, por acionamento de um mecanismo atuador que moverá um motor de passo, acoplado a um recipiento contendo o alimento. Na hora da alimentação, o motor realizará os giros necessários para que o alimento caia no tanque na quantidade programada.</text:p>
      <text:p text:style-name="P6">O crescimento das plantas pode ser monitorado por fotografias tiradas do sistema aquapônico periodicamente, via microcâmera sob controle do dispositivo gerenciador, para armazenamento e disponibilização ao usuário remoto.</text:p>
      <text:p text:style-name="P6">Os sensores previstos para ser utilizados são os seguintes:</text:p>
      <text:list xml:id="list215019690581079" text:continue-numbering="true" text:style-name="WWNum1">
        <text:list-item>
          <text:p text:style-name="P2"><text:soft-page-break/>pH;</text:p>
        </text:list-item>
        <text:list-item>
          <text:p text:style-name="P2">oxigênio dissolvido (OD);</text:p>
        </text:list-item>
        <text:list-item>
          <text:p text:style-name="P2">temperatura;</text:p>
        </text:list-item>
        <text:list-item>
          <text:p text:style-name="P2">nível de água; e </text:p>
        </text:list-item>
        <text:list-item>
          <text:p text:style-name="P2">vazão de água.</text:p>
        </text:list-item>
      </text:list>
      <text:p text:style-name="P6">Os sensores em geral, necessitam de conectores e circuitos que permitam a recepção dos sinais, oriundos das sondas sensoriais, e as conexões com as portas de entrada da placa gerenciadora.</text:p>
      <text:p text:style-name="P6">O sistema de decisão para correção de pH e alertas ao usuário sera programado a partir de intervalos de balizamento definidos para os parâmetros físicos e químicos lidos. A definição dos intervalos de balizamento estará em consonância com o estado geral de funcionamento adequado para o sistema aquapônico. Os intervalos desejados, para o sistema como um todo, a princípio são os seguintes:</text:p>
      <text:list xml:id="list4831744225979886049" text:style-name="WWNum26">
        <text:list-item>
          <text:p text:style-name="P3">pH: entre 6 e 7,5;</text:p>
        </text:list-item>
        <text:list-item>
          <text:p text:style-name="P3">OD: entre 2 e 7,5 mg/l;</text:p>
        </text:list-item>
        <text:list-item>
          <text:p text:style-name="P4"><text:span text:style-name="T1">Temperature: entre 22 e 33 </text:span><text:span text:style-name="T3">o</text:span><text:span text:style-name="T1">C;</text:span></text:p>
        </text:list-item>
      </text:list>
      <text:p text:style-name="P6">Será estabelecido um nível mínimo de água admissível, de acordo com o volume adequado à sobrevivência e conversão alimentar dos peixes no tanque de cultivo. O interval de vazão de água sera definido a partir da configuração da do tempo adequado de renovação de água, absorção de nutrientes e oxigênio pelas plantas e funcionamento do sifão sino.</text:p>
      <text:p text:style-name="P6">Existe uma profusão de sensores no Mercado. Para attender às necessidades do projeto, num primeiro momento, consideramos os sensores da empresa Atlas Scientific bastante adequados para as finalidades do projeto, devido aos sitemas de sensores, conectores e circuitos serem bem definidos e projetados para o uso conjunto, o custo e acurácia, incluindo materiais e protocolos de calibração, serem bem satisfatórios.</text:p>
      <text:p text:style-name="P7"><text:span text:style-name="T1">Existem várias placas gerenciadoras para sistemas embarcados no mercado. As <text:s/>mais conhecidas e utilizadas são as do tipo Arduino, contendo uma infinidade de aplicações divulgadas na internet. Outra placa conhecida é a Intel Galileo. Apesar de não ter tanta divulgação na internet, quando comparada com a Arduino, possui maior capacidade de processamento e armazenamento, podendo abrigar inclusive sistemas operacionais, o que permite maior flexibilização acerca das opções de programação desejadas. Além disso, possui extensa compatibilidade com a placa Arduino UNO R3, a mais utilizada em sistemas embarcados.</text:span></text:p>
      <text:p text:style-name="P7"><text:span text:style-name="T1">Pretendemos, a princípio, adotar a utilização da placa Intel Galileo, Gen 2, com o sistema operacional yocto. Trata-se da plataforma linux para opera rem sistemas embarcados</text:span><text:span text:style-name="T4">.</text:span></text:p>
      <text:p text:style-name="P8">A programação do sistema embarcado deverá ser feita em C++. Trata-se de uma linguagem consagrada no mundodo software, já reunindo uma extensa biblioteca de funções disponíveis.</text:p>
      <text:p text:style-name="P9">Para os protocolos de comunicação, será utilizada a biblioteca MRAA. Trata-se de uma biblioteca C/C++ multilinguagem, incluindo javascript, e que opera e faz interface de comunicação amigável com a plataforma Intel Galileo, dentre outras.</text:p>
      <text:p text:style-name="P10">Para as aplicações web, deverá ser utilizada a linguagem javascript. Trata-se de uma linguagem projetada para aplicações web e bastante utilizada para <text:soft-page-break/>este fim, permitindo a sua incorporação em tags html com facilidade, potencializando o uso de interfaces gráficas, com o fim de apresentar resultados, bem como interagir com o usuário.</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DejaVu Sans" style:font-family-complex="'DejaVu Sans'" style:font-family-generic-complex="system" style:font-pitch-complex="variable"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9cm"/>
        </style:list-level-properties>
        <style:text-properties style:font-name="Symbol"/>
      </text:list-level-style-bullet>
      <text:list-level-style-bullet text:level="2" text:style-name="ListLabel_20_49" style:num-suffix="o" text:bullet-char="o">
        <style:list-level-properties text:list-level-position-and-space-mode="label-alignment">
          <style:list-level-label-alignment text:label-followed-by="listtab" fo:text-indent="-0.635cm" fo:margin-left="3.17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cm"/>
        </style:list-level-properties>
        <style:text-properties style:font-name="Symbol"/>
      </text:list-level-style-bullet>
      <text:list-level-style-bullet text:level="5" text:style-name="ListLabel_20_50" style:num-suffix="o" text:bullet-char="o">
        <style:list-level-properties text:list-level-position-and-space-mode="label-alignment">
          <style:list-level-label-alignment text:label-followed-by="listtab" fo:text-indent="-0.635cm" fo:margin-left="6.98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cm"/>
        </style:list-level-properties>
        <style:text-properties style:font-name="Symbol"/>
      </text:list-level-style-bullet>
      <text:list-level-style-bullet text:level="8" text:style-name="ListLabel_20_51" style:num-suffix="o" text:bullet-char="o">
        <style:list-level-properties text:list-level-position-and-space-mode="label-alignment">
          <style:list-level-label-alignment text:label-followed-by="listtab" fo:text-indent="-0.635cm" fo:margin-left="10.7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6T21:48:41.817894124</meta:creation-date>
    <dc:date>2017-08-16T21:50:18.229225821</dc:date>
    <meta:editing-duration>PT1M36S</meta:editing-duration>
    <meta:editing-cycles>1</meta:editing-cycles>
    <meta:document-statistic meta:table-count="0" meta:image-count="0" meta:object-count="0" meta:page-count="3" meta:paragraph-count="32" meta:word-count="913" meta:character-count="5940" meta:non-whitespace-character-count="5070"/>
    <meta:generator>LibreOffice/5.1.6.2$Linux_X86_64 LibreOffice_project/10m0$Build-2</meta:generator>
  </office:meta>
</office:document-meta>
</file>